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FA100001ACB568F1633.svm"/>
  <manifest:file-entry manifest:media-type="" manifest:full-path="Pictures/2000000700002FA100001ACBD38F02D8.svm"/>
  <manifest:file-entry manifest:media-type="" manifest:full-path="Pictures/20000007000029AD00001F42F861F7B8.svm"/>
  <manifest:file-entry manifest:media-type="" manifest:full-path="Pictures/20000007000029AD00001F42F4BECA0E.svm"/>
  <manifest:file-entry manifest:media-type="" manifest:full-path="Pictures/200000070000535900003E83C66D489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* Introduction</text:p>
      <text:p text:style-name="Standard"/>
      <text:p text:style-name="Standard">This is a puzzle game. To design the game I have created a single room in a desert land surrounded by mountains. Inside the room I have put <text:s/>five orbs and created a simple scene surrounded that room. Player have to enter the room, solve the puzzle and then leave the room once they have beaten the game.</text:p>
      <text:p text:style-name="Standard"/>
      <text:p text:style-name="Standard"/>
      <text:p text:style-name="Standard"/>
      <text:p text:style-name="P5">* Outcomes</text:p>
      <text:p text:style-name="Standard"/>
      <text:p text:style-name="Standard">The outcomes should be play the game and complete the puzzle successfully.</text:p>
      <text:p text:style-name="Standard"/>
      <text:p text:style-name="Standard"/>
      <text:p text:style-name="P5"/>
      <text:p text:style-name="P5">* Story of the process</text:p>
      <text:p text:style-name="Standard"/>
      <text:p text:style-name="Standard">At the beginning of the process I made some sketches of our puzzle environment. This sketches includes a dungeon and an initial sketch of Start UI and Restart UI.</text:p>
      <text:p text:style-name="Standard"><draw:frame draw:style-name="fr1" draw:name="graphics2" text:anchor-type="paragraph" svg:x="0.1543in" svg:y="0.0783in" svg:width="3.2465in" svg:height="2.4528in" draw:z-index="1"><draw:image xlink:href="Pictures/20000007000029AD00001F42F861F7B8.svm" xlink:type="simple" xlink:show="embed" xlink:actuate="onLoad"/></draw:frame><draw:frame draw:style-name="fr1" draw:name="graphics1" text:anchor-type="paragraph" svg:x="3.5516in" svg:y="0.0909in" svg:width="3.2555in" svg:height="2.4402in" draw:z-index="0"><draw:image xlink:href="Pictures/200000070000535900003E83C66D489F.svm" xlink:type="simple" xlink:show="embed" xlink:actuate="onLoad"/></draw:frame></text:p>
      <text:p text:style-name="Standard"/>
      <text:p text:style-name="Standard"><draw:frame draw:style-name="fr1" draw:name="graphics3" text:anchor-type="paragraph" svg:x="1.498in" svg:y="0.1917in" svg:width="3.9028in" svg:height="2.8602in" draw:z-index="2"><draw:image xlink:href="Pictures/20000007000029AD00001F42F4BECA0E.svm" xlink:type="simple" xlink:show="embed" xlink:actuate="onLoad"/></draw:frame></text:p>
      <text:p text:style-name="Standard"/>
      <text:p text:style-name="Standard"><text:soft-page-break/>Now I started designing my game in Unity. I build the dungeon, placed the orbs inside the dungeon and created the mood with the lights. </text:p>
      <text:p text:style-name="Standard"/>
      <text:p text:style-name="Standard"><draw:frame draw:style-name="fr1" draw:name="graphics4" text:anchor-type="paragraph" svg:x="0.6854in" svg:y="0in" svg:width="5.5071in" svg:height="3.3591in" draw:z-index="3"><draw:image xlink:href="Pictures/2000000700002FA100001ACBD38F02D8.svm" xlink:type="simple" xlink:show="embed" xlink:actuate="onLoad"/></draw:frame></text:p>
      <text:p text:style-name="Standard"/>
      <text:p text:style-name="Standard">After that I did my first user test. Then I created the graphical user interface and completed my second user test.</text:p>
      <text:p text:style-name="Standard"/>
      <text:p text:style-name="Standard"><draw:frame draw:style-name="fr2" draw:name="graphics5" text:anchor-type="paragraph" svg:width="5.352in" svg:height="3.2083in" draw:z-index="4"><draw:image xlink:href="Pictures/2000000700002FA100001ACB568F1633.svm" xlink:type="simple" xlink:show="embed" xlink:actuate="onLoad"/></draw:frame></text:p>
      <text:p text:style-name="Standard"/>
      <text:p text:style-name="Standard">After the test I implemented the movement mechanics, audio and game mechanics into the puzzle. After that I did my final user test.</text:p>
      <text:p text:style-name="Standard"/>
      <text:p text:style-name="Standard"/>
      <text:p text:style-name="Standard"><text:soft-page-break/>* User testing outcomes</text:p>
      <text:p text:style-name="Standard"/>
      <text:p text:style-name="Standard">I asked few questions for my user test</text:p>
      <text:list xml:id="list2776900585913432205" text:style-name="L5">
        <text:list-item>
          <text:p text:style-name="P6">Does the scale of the door feel comfortable?</text:p>
        </text:list-item>
      </text:list>
      <text:p text:style-name="Standard">Answer: Yes, it appears realistic.</text:p>
      <text:p text:style-name="Standard"/>
      <text:list xml:id="list7142648217949805632" text:style-name="L6">
        <text:list-item>
          <text:p text:style-name="P7">How is the mood?</text:p>
        </text:list-item>
      </text:list>
      <text:p text:style-name="Standard">Answer: Seems like I am in a dungeon type environment.</text:p>
      <text:p text:style-name="Standard"/>
      <text:list xml:id="list255664173903827045" text:style-name="L7">
        <text:list-item>
          <text:p text:style-name="P8">Did you enjoy the experience?</text:p>
        </text:list-item>
      </text:list>
      <text:p text:style-name="Standard">Answer: Yes</text:p>
      <text:p text:style-name="Standard"/>
      <text:p text:style-name="Standard">4.Are you seeing a panel?</text:p>
      <text:p text:style-name="Standard">Answer: Yes, I can see a panel.</text:p>
      <text:p text:style-name="Standard"/>
      <text:list xml:id="list5126856838854903664" text:style-name="L8">
        <text:list-item>
          <text:p text:style-name="P9">How big is the panel?</text:p>
        </text:list-item>
      </text:list>
      <text:p text:style-name="Standard">Answer: It seems like a big black billboard. </text:p>
      <text:p text:style-name="Standard"/>
      <text:p text:style-name="Standard">6. What do you think is the panel for?</text:p>
      <text:p text:style-name="Standard">Answer: <text:s/>To start the the game.</text:p>
      <text:p text:style-name="Standard"/>
      <text:p text:style-name="Standard">* Conclusion</text:p>
      <text:p text:style-name="Standard"/>
      <text:p text:style-name="Standard">It is a good learning experience to create the game from sketching to designing the game in Unity. Thanks for reading, I hope you will enjoy the game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575717487445460313" text:style-name="L2">
        <text:list-header>
          <text:p text:style-name="P2"/>
        </text:list-header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7T22:56:06.28</meta:creation-date>
    <dc:date>2018-10-19T12:40:56.60</dc:date>
    <meta:editing-duration>PT1H4M28S</meta:editing-duration>
    <meta:editing-cycles>3</meta:editing-cycles>
    <meta:generator>OpenOffice/4.1.5$Win32 OpenOffice.org_project/415m1$Build-9789</meta:generator>
    <meta:document-statistic meta:table-count="0" meta:image-count="5" meta:object-count="0" meta:page-count="3" meta:paragraph-count="26" meta:word-count="297" meta:character-count="1578"/>
  </office:meta>
</office:document-meta>
</file>